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e3e3e3"/>
      <style:text-properties officeooo:paragraph-rsid="001fc164"/>
    </style:style>
    <style:style style:name="P2" style:family="paragraph" style:parent-style-name="Standard">
      <style:paragraph-properties fo:text-align="start" style:justify-single-word="false" fo:break-before="page"/>
      <style:text-properties fo:font-size="14pt" fo:font-weight="normal" officeooo:rsid="001af847" officeooo:paragraph-rsid="0022486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f847" officeooo:paragraph-rsid="0022486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fo:padding="0.0193in" fo:border="0.06pt solid #e3e3e3"/>
      <style:text-properties fo:font-size="14pt" fo:font-weight="normal" officeooo:rsid="001af847" officeooo:paragraph-rsid="0022486b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loext:padding="0.0193in" loext:border="0.06pt solid #e3e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Visiting Consultants</text:span>:</text:p>
      <text:p text:style-name="P3"/>
      <text:p text:style-name="P3">Dr. Milan Modi , Specialization: Pulmonologist, Qualifications: DNB Chest Medicine, IDCCM, EDIC</text:p>
      <text:p text:style-name="P3">Dr. Anil Patel ,Specialization: Nephrologist and Transplant Physician, Qualifications: MD Medicine, DNB Nephrology</text:p>
      <text:p text:style-name="P3">Dr. Jaydeep Patel (Hirpara), Specialization: Nephrologist and Transplant Physician,Qualifications: MD Medicine, DM Nephrology</text:p>
      <text:p text:style-name="P3">Dr. Mehul M. Luhar,Specialization: Psychiatrist,Qualifications: MBBS, DPM</text:p>
      <text:p text:style-name="P3">Dr. Pintu Bhakhar,Specialization: Gastroenterology,Qualifications: DNB Medicine, DNB Gastro</text:p>
      <text:p text:style-name="P3">Dr. Pallav Parikh,Specialization: Gastroenterology,Qualifications: MD Medicine (Gold Medalist), DNB Gastro</text:p>
      <text:p text:style-name="P3">Dr. Pravin Borsadia,Specialization: Gastroenterology,Qualifications: MD Medicine, DNB Gastro</text:p>
      <text:p text:style-name="P3">Dr. Yuti Maniya,Specialization: Ear, Nose &amp; Throat Surgeon,Qualifications: MBBS, DLO(ENT)</text:p>
      <text:p text:style-name="P4"><text:span text:style-name="T2">Alisha Virani,Specialization: Audiologist and Speech Therapist,Qualifications: MASL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55:11.423783918</meta:creation-date>
    <dc:date>2024-04-12T13:48:27.400630148</dc:date>
    <meta:editing-duration>PT2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90" meta:character-count="890" meta:non-whitespace-character-count="810"/>
  </office:meta>
</office:document-meta>
</file>